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er ist ein Text mit Umlauten:</text:p>
      <text:p text:style-name="Standard">ä</text:p>
      <text:p text:style-name="Standard">Ä</text:p>
      <text:p text:style-name="Standard">ü</text:p>
      <text:p text:style-name="Standard">Ü</text:p>
      <text:p text:style-name="Standard">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13:10:19</meta:creation-date>
    <dc:creator>Elona</dc:creator>
    <dc:date>2009-02-11T13:11:16</dc:date>
    <meta:editing-cycles>1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1" meta:character-count="36"/>
  </office:meta>
</office:document-meta>
</file>